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Calibri" svg:font-family="Calibri" style:font-family-generic="roman" style:font-pitch="variable"/>
    <style:font-face style:name="Calibri-Bold" svg:font-family="Calibri-Bold" style:font-family-generic="roman" style:font-pitch="variable"/>
    <style:font-face style:name="CharcoalCY" svg:font-family="CharcoalCY" style:font-family-generic="roman" style:font-pitch="variable"/>
    <style:font-face style:name="LucidaGrande-Bold" svg:font-family="LucidaGrande-Bol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text-properties officeooo:rsid="000f269b" officeooo:paragraph-rsid="000f269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Suite au lancement de son site Internet pour aider les habitants de Nantes Métropole à bien trier leurs déchets, et après avoir récolté plus de 2800€ dans le cadre d’une campagne de financement parBcipaBf, l’associaBon «Mieux Trier à Nantes» sort une nouvelle version de son appli mobile, toujours en open data, et organise pour l’occasion une conférence de presse le 20 juin prochain.</text:p>
      <text:p text:style-name="P1"/>
      <text:p text:style-name="P1">Mieux Trier à Nantes, pour qui, pour quoi ? L’objec(f de Mieux Trier à Nantes est de me9re à disposi(on de tous les habitants de Nantes Métropole des informa(ons en open data sur le tri des déchets. Les consignes de tri n’étant pas toujours simples, et surtout dispersées, le but est de rassembler les solu(ons de tri, de recyclage, de réemploi ou de réduc(on des déchets, en me9ant en avant les ini(a(ves locales. Le tri peut s’avérer compliqué, Mieux Trier à Nantes est là pour le faciliter et ainsi aider les moins convaincus.</text:p>
      <text:p text:style-name="P1"/>
      <text:p text:style-name="P1">Qui se cache derrière ceMe soluBon ?</text:p>
      <text:p text:style-name="P1"/>
      <text:p text:style-name="P1">Mieux Trier à Nantes est une pe(te associa(on regroupant moins de dix personnes parmi lesquelles des</text:p>
      <text:p text:style-name="P1"/>
      <text:p text:style-name="P1">développeurs informa(ques chevronnés et des passionnés d’environnement. Chacun apporte ses compétences et connaissances afin de développer une solu(on adaptée, performante et exhaus(ve. Des rencontres sont organisées avec les structures locales afin de récupérer les informa(ons liées aux points de collecte ou autres bou(ques vrac, réemploi, Emmaüs...</text:p>
      <text:p text:style-name="P1"/>
      <text:p text:style-name="P1">L’open data, qu’est-­‐ce que c’est ? L’open data, ce sont des données libres de droit. Cela signifie que les organismes de collecte de déchets ou de réemploi acceptent de fournir des informa(ons qui seront publiées et qui pourront être réu(lisées gratuitement et sans autorisa(on préalable par d’autres personnes ou structures. Ainsi, non seulement Mieux Trier regroupe toutes les données liées au tri des déchets, aux ini(a(ves locales, avec par ailleurs diverses explica(ons (réglementa(ons, pra(ques), mais les met également à disposi(on de tout un chacun gratuitement.</text:p>
      <text:p text:style-name="P1"/>
      <text:p text:style-name="P1">Dans la poche de Nantes Métropole En plus d’avoir développé son site Internet et son applica(on mobile, l’associa(on est fière d’avoir signé un partenariat avec Nantes Métropole qui vise à me9re à jour la tuile déchets de l’applica(on «Nantes dans ma poche»! Une conférence de presse le 20 juin prochain Dans le but de faire connaître sa solu(on, Mieux Trier à Nantes organise une conférence de presse ouverte à tous, en partenariat avec Sta(ons Services, la recyclerie nantaise des ma(ères premières, le mardi 20 juin 2017 à midi, dans les locaux de Sta(ons Services au 9 rue de la Bauche Thiraud à Rezé.</text:p>
      <text:p text:style-name="P1"/>
      <text:p text:style-name="P1">Pour plus d’informaBons Site web : www.mieuxtrieranantes.fr Applica(on Nantes dans ma poche disponible sur Play Store et Apple Store Blog : mieuxtrieranantes.wordpress.com Page Facebook : h9ps://fr-­‐fr.facebook.com/Mieux-­‐trier-­‐à-­‐Nantes-­‐266725983531595/ Contact e-­‐mail : mieuxtrieranantes@gmail.co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Calibri" svg:font-family="Calibri" style:font-family-generic="roman" style:font-pitch="variable"/>
    <style:font-face style:name="Calibri-Bold" svg:font-family="Calibri-Bold" style:font-family-generic="roman" style:font-pitch="variable"/>
    <style:font-face style:name="CharcoalCY" svg:font-family="CharcoalCY" style:font-family-generic="roman" style:font-pitch="variable"/>
    <style:font-face style:name="LucidaGrande-Bold" svg:font-family="LucidaGrande-Bol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6M45S</meta:editing-duration>
    <meta:editing-cycles>3</meta:editing-cycles>
    <meta:generator>LibreOffice/5.1.6.2$Windows_x86 LibreOffice_project/07ac168c60a517dba0f0d7bc7540f5afa45f0909</meta:generator>
    <dc:date>2017-06-30T11:33:07.440000000</dc:date>
    <meta:document-statistic meta:table-count="0" meta:image-count="0" meta:object-count="0" meta:page-count="1" meta:paragraph-count="8" meta:word-count="457" meta:character-count="2888" meta:non-whitespace-character-count="2452"/>
    <meta:user-defined meta:name="Info 1"/>
    <meta:user-defined meta:name="Info 2"/>
    <meta:user-defined meta:name="Info 3"/>
    <meta:user-defined meta:name="Info 4"/>
  </office:meta>
</office:document-meta>
</file>